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35c" officeooo:paragraph-rsid="0014835c"/>
    </style:style>
    <style:style style:name="P2" style:family="paragraph" style:parent-style-name="Standard" style:list-style-name="L1">
      <style:text-properties officeooo:rsid="0014835c" officeooo:paragraph-rsid="0014835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pe App</text:p>
      <text:p text:style-name="P1">Use Case Document</text:p>
      <text:p text:style-name="P1"/>
      <text:p text:style-name="P1">Main Scenario</text:p>
      <text:list xml:id="list4157377929497342052" text:style-name="L1">
        <text:list-item>
          <text:p text:style-name="P2">Manage Recipe Collection</text:p>
          <text:list>
            <text:list-item>
              <text:p text:style-name="P2">Login to Account</text:p>
              <text:list>
                <text:list-item>
                  <text:p text:style-name="P2">Enter username and password </text:p>
                </text:list-item>
                <text:list-item>
                  <text:p text:style-name="P2">click the “login” button</text:p>
                </text:list-item>
              </text:list>
            </text:list-item>
            <text:list-item>
              <text:p text:style-name="P2">Add Recipes</text:p>
              <text:list>
                <text:list-item>
                  <text:p text:style-name="P2">Click “add recipe” button</text:p>
                </text:list-item>
                <text:list-item>
                  <text:p text:style-name="P2">Enter recipe text into the provided text box</text:p>
                </text:list-item>
                <text:list-item>
                  <text:p text:style-name="P2">Click “add” button to save recipe</text:p>
                </text:list-item>
              </text:list>
            </text:list-item>
            <text:list-item>
              <text:p text:style-name="P2">Search Recipes</text:p>
              <text:list>
                <text:list-item>
                  <text:p text:style-name="P2">Click in search box on home page</text:p>
                </text:list-item>
                <text:list-item>
                  <text:p text:style-name="P2">Type search text into the search box</text:p>
                </text:list-item>
                <text:list-item>
                  <text:p text:style-name="P2">Click the search icon (magnifying glass)</text:p>
                </text:list-item>
              </text:list>
            </text:list-item>
            <text:list-item>
              <text:p text:style-name="P2">View Recipes</text:p>
              <text:list>
                <text:list-item>
                  <text:p text:style-name="P2">From search results click recipe to view</text:p>
                </text:list-item>
                <text:list-item>
                  <text:p text:style-name="P2">click the “X” icon on the recipe to close and return to home screen</text:p>
                </text:list-item>
              </text:list>
            </text:list-item>
            <text:list-item>
              <text:p text:style-name="P2">Logout of Account</text:p>
              <text:list>
                <text:list-item>
                  <text:p text:style-name="P2">click the “logout” button on the home scree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0:07:22.731853566</meta:creation-date>
    <dc:date>2016-12-05T10:14:46.323915377</dc:date>
    <meta:editing-duration>PT7M23S</meta:editing-duration>
    <meta:editing-cycles>1</meta:editing-cycles>
    <meta:document-statistic meta:table-count="0" meta:image-count="0" meta:object-count="0" meta:page-count="1" meta:paragraph-count="20" meta:word-count="114" meta:character-count="589" meta:non-whitespace-character-count="511"/>
    <meta:generator>LibreOffice/5.1.4.2$Linux_X86_64 LibreOffice_project/10m0$Build-2</meta:generator>
  </office:meta>
</office:document-meta>
</file>